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889B7B92.gif" manifest:media-type=""/>
  <manifest:file-entry manifest:full-path="Pictures/100000000000040000000300A89C4D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os-subtitle">
      <style:graphic-properties draw:fill-color="#ffffff" fo:min-height="17.685cm"/>
    </style:style>
    <style:style style:name="pr2" style:family="presentation" style:parent-style-name="eos-notes">
      <style:graphic-properties draw:fill-color="#ffffff" draw:auto-grow-height="true" fo:min-height="13.365cm"/>
    </style:style>
    <style:style style:name="pr3" style:family="presentation" style:parent-style-name="eos-subtitle">
      <style:graphic-properties draw:fill-color="#ffffff" draw:auto-grow-height="true" fo:min-height="13.86cm"/>
    </style:style>
    <style:style style:name="pr4" style:family="presentation" style:parent-style-name="eos-title">
      <style:graphic-properties fo:min-height="3.256cm"/>
    </style:style>
    <style:style style:name="pr5" style:family="presentation" style:parent-style-name="eos-notes">
      <style:graphic-properties draw:fill-color="#ffffff" fo:min-height="13.114cm"/>
    </style:style>
    <style:style style:name="pr6" style:family="presentation" style:parent-style-name="eos-subtitle">
      <style:graphic-properties draw:fill-color="#ffffff" fo:min-height="13.609cm"/>
    </style:style>
    <style:style style:name="pr7" style:family="presentation" style:parent-style-name="eos-title">
      <style:graphic-properties fo:min-height="3.506cm"/>
    </style:style>
    <style:style style:name="pr8" style:family="presentation" style:parent-style-name="eos-subtitle">
      <style:graphic-properties draw:fill-color="#ffffff" fo:min-height="12.18cm"/>
    </style:style>
    <style:style style:name="pr9" style:family="presentation" style:parent-style-name="eos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family="'Courier New'" style:font-family-generic="modern" style:font-pitch="fixed" fo:font-size="18pt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font-family="'Courier New'" style:font-family-generic="modern" style:font-pitch="fixed" fo:font-size="16pt" style:font-size-asian="16pt" style:font-size-complex="16pt"/>
    </style:style>
    <style:style style:name="T4" style:family="text">
      <style:text-properties fo:color="#ffffff" style:text-outline="false" style:text-line-through-style="none" fo:font-family="'Courier New'" style:font-family-generic="modern" style:font-pitch="fixed" fo:font-size="18pt" fo:font-style="normal" fo:text-shadow="1pt 1pt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1-2015 Jacques Berger</presentation:footer-decl>
      <presentation:footer-decl presentation:name="ftr2">© 2011-2012 Jacques Berger</presentation:footer-decl>
      <draw:page draw:name="page1" draw:style-name="dp1" draw:master-page-name="eos" presentation:presentation-page-layout-name="AL1T32" presentation:use-footer-name="ftr1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F2005 – Programmation web</text:p>
            <text:p/>
            <text:p>Formulaires HTML</text:p>
            <text:p/>
            <text:p>Jacques Ber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eos" presentation:presentation-page-layout-name="AL2T0" presentation:use-footer-name="ftr1">
        <office:forms form:automatic-focus="false" form:apply-design-mode="false"/>
        <draw:frame presentation:style-name="pr3" draw:text-style-name="P1" draw:layer="layout" svg:width="25.199cm" svg:height="13.86cm" svg:x="1.4cm" svg:y="4.914cm" presentation:class="subtitle">
          <draw:text-box>
            <text:p text:style-name="P1">Comprendre les formulaires HTML</text:p>
          </draw:text-box>
        </draw:frame>
        <draw:frame presentation:style-name="pr4" draw:text-style-name="P1" draw:layer="layout" svg:width="25.199cm" svg:height="3.256cm" svg:x="1.4cm" svg:y="0.962cm" presentation:class="title">
          <draw:text-box>
            <text:p text:style-name="P1">Objecti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rérequi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Utilité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Saisir des données</text:p>
            <text:p text:style-name="P1"/>
            <text:p text:style-name="P1">Interaction avec l'utilisateur</text:p>
            <text:p text:style-name="P1"/>
            <text:p text:style-name="P1">Les données seront envoyées au serveur web ou manipulées par une applicatio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Boîte de texte</text:p>
            <text:p text:style-name="P1"><text:tab/>Un champ texte (textbox)</text:p>
            <text:p text:style-name="P1"><text:tab/>Sur une seule ligne</text:p>
            <text:p text:style-name="P1"/>
            <text:p text:style-name="P1"><text:span text:style-name="T1">&lt;input type="text" id="prenom" name="fname" size="40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Boîte de mot de passe</text:p>
            <text:p text:style-name="P1"><text:tab/>Un champ texte identique au précédent</text:p>
            <text:p text:style-name="P1"><text:tab/>Sauf que les caractères sont cachés</text:p>
            <text:p text:style-name="P1"/>
            <text:p text:style-name="P1"><text:span text:style-name="T1">&lt;input type="password" id="motdepasse" name="password" size="30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Zone de texte</text:p>
            <text:p text:style-name="P1"><text:tab/>Sur plusieurs lignes</text:p>
            <text:p text:style-name="P1"><text:tab/>Pour les descriptions et longs textes</text:p>
            <text:p text:style-name="P1"/>
            <text:p text:style-name="P1"><text:span text:style-name="T1">&lt;textarea cols="60" rows="5"&gt;Un long texte.&lt;/textare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Bouton</text:p>
            <text:p text:style-name="P1"><text:tab/>2 types de bouton avec 2 balises</text:p>
            <text:p text:style-name="P1"/>
            <text:p text:style-name="P1"><text:tab/>Une forme de bouton pour les formulaires </text:p>
            <text:p text:style-name="P1"><text:tab/>(input)</text:p>
            <text:p text:style-name="P1"/>
            <text:p text:style-name="P1"><text:tab/>Une forme de bouton plus flexible</text:p>
            <text:p text:style-name="P1"><text:s text:c="3"/>(button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Bouton pour formulaire</text:p>
            <text:p text:style-name="P1"><text:tab/>3 sortes de boutons pour formulaires</text:p>
            <text:p text:style-name="P1"><text:tab/>Avec l'élément input</text:p>
            <text:p text:style-name="P1"/>
            <text:p text:style-name="P1"><text:span text:style-name="T1">&lt;input type="reset" value="Vider"&gt;</text:span></text:p>
            <text:p text:style-name="P1"><text:span text:style-name="T1">&lt;input type="submit" value="Envoyer"&gt;</text:span></text:p>
            <text:p text:style-name="P1"><text:span text:style-name="T1">&lt;input type="button" value="Cliquez ici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721cm" svg:x="1.4cm" svg:y="4.983cm" presentation:class="subtitle" presentation:user-transformed="true">
          <draw:text-box>
            <text:p text:style-name="P1">Boutons pour formulaire</text:p>
            <text:p text:style-name="P1"/>
            <text:p text:style-name="P1">Type reset</text:p>
            <text:p text:style-name="P1"><text:tab/>Vide le formulaire</text:p>
            <text:p text:style-name="P1"/>
            <text:p text:style-name="P1">Type submit</text:p>
            <text:p text:style-name="P1"><text:tab/>Envoie le formulaire</text:p>
            <text:p text:style-name="P1"/>
            <text:p text:style-name="P1">Type button</text:p>
            <text:p text:style-name="P1"><text:tab/>Un simple bouton cliqu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8cm" presentation:class="subtitle" presentation:user-transformed="true">
          <draw:text-box>
            <text:p text:style-name="P1">Bouton plus flexible</text:p>
            <text:p text:style-name="P1"><text:tab/>Utilise la balise button</text:p>
            <text:p text:style-name="P1"><text:tab/>Permet les images</text:p>
            <text:p text:style-name="P1"/>
            <text:p text:style-name="P1"><text:span text:style-name="T1">&lt;button type="button" value="calculate"&gt;Calculer le </text:span></text:p>
            <text:p text:style-name="P1"><text:span text:style-name="T1"><text:tab/></text:span><text:span text:style-name="T1"><text:tab/></text:span><text:span text:style-name="T1">remboursement&lt;/button&gt;</text:span></text:p>
            <text:p text:style-name="P1"><text:span text:style-name="T1"/></text:p>
            <text:p text:style-name="P1"><text:span text:style-name="T1">&lt;button type="button" value="follow"&gt;</text:span></text:p>
            <text:p text:style-name="P1"><text:span text:style-name="T1"><text:tab/></text:span><text:span text:style-name="T1">&lt;img src="img/twitter168.jpg" alt="Twitter"&gt;</text:span></text:p>
            <text:p text:style-name="P1"><text:span text:style-name="T1">&lt;/butt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Case à cocher</text:p>
            <text:p text:style-name="P1"><text:tab/>Uniquement le contrôle, n'inclut pas</text:p>
            <text:p text:style-name="P1"><text:tab/>la description</text:p>
            <text:p text:style-name="P1"/>
            <text:p text:style-name="P1"><text:span text:style-name="T1">&lt;input type="checkbox" checked="checked" name="publicity" value="1"&gt;</text:span></text:p>
            <text:p text:style-name="P1"><text:span text:style-name="T1">&lt;span&gt;Cochez cette case pour recevoir des offres promotionnelles&lt;/spa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os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Bouton radio</text:p>
            <text:p text:style-name="P1"><text:tab/>Choix à cocher</text:p>
            <text:p text:style-name="P1"><text:tab/>Un seul bouton radio peut être </text:p>
            <text:p text:style-name="P1"><text:tab/>sélectionné à la fois</text:p>
            <text:p text:style-name="P1"/>
            <text:p text:style-name="P1"><text:span text:style-name="T1">&lt;span&gt;Votre salaire annuel :&lt;/span&gt;&lt;br&gt; </text:span></text:p>
            <text:p text:style-name="P1"><text:span text:style-name="T1">&lt;input type="radio" name="salary" value="1" checked="checked"&gt;</text:span></text:p>
            <text:p text:style-name="P1"><text:span text:style-name="T1">&lt;span&gt;Moins</text:span><text:span text:style-name="T1"><text:tab/></text:span><text:span text:style-name="T1">de 20 000$&lt;/span&gt;&lt;br&gt;</text:span></text:p>
            <text:p text:style-name="P1"><text:span text:style-name="T1">&lt;input type="radio" name="salary" value="2"&gt;</text:span></text:p>
            <text:p text:style-name="P1"><text:span text:style-name="T1">&lt;span&gt;20 000$ à 29 999$&lt;/span&gt;&lt;br&gt;</text:span></text:p>
            <text:p text:style-name="P1"><text:span text:style-name="T1">&lt;input type="radio" name="salary" value="3"&gt;</text:span></text:p>
            <text:p text:style-name="P1"><text:span text:style-name="T1">&lt;span&gt;30 000$ à 39 999$&lt;/span&gt;&lt;br&gt;</text:span></text:p>
            <text:p text:style-name="P1"><text:span text:style-name="T1">&lt;input type="radio" name="salary" value="4"&gt;</text:span></text:p>
            <text:p text:style-name="P1"><text:span text:style-name="T1">&lt;span&gt;Plus de 40 000$&lt;/span&gt;&lt;b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our afficher un bouton radio ou une case à cocher comme étant coché, on utilise l'attribut checked</text:p>
            <text:p text:style-name="P1"/>
            <text:p text:style-name="P1"><text:span text:style-name="T1">&lt;input type="checkbox" checked="checked" name="publicity" value="1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Liste déroulante</text:p>
            <text:p text:style-name="P1"><text:tab/>Combo Box</text:p>
            <text:p text:style-name="P1"><text:tab/>Choisir une valeur parmi une liste</text:p>
            <text:p text:style-name="P1"><text:tab/>Liste : élément select</text:p>
            <text:p text:style-name="P1"><text:tab/>Élément dans la liste : élément option</text:p>
            <text:p text:style-name="P1"/>
            <text:p text:style-name="P1"><text:span text:style-name="T1">&lt;select id="province" name="province"&gt;</text:span></text:p>
            <text:p text:style-name="P1"><text:span text:style-name="T1"><text:tab/></text:span><text:span text:style-name="T1">&lt;option value="qc"&gt;Québec&lt;/option&gt;</text:span></text:p>
            <text:p text:style-name="P1"><text:span text:style-name="T1"><text:tab/></text:span><text:span text:style-name="T1">&lt;option value="on"&gt;Ontario&lt;/option&gt;</text:span></text:p>
            <text:p text:style-name="P1"><text:span text:style-name="T1">&lt;/selec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Liste déroulante</text:p>
            <text:p text:style-name="P1"><text:tab/>Regroupement de valeur : optgroup</text:p>
            <text:p text:style-name="P1"/>
            <text:p text:style-name="P1"><text:span text:style-name="T1">&lt;select name="language"&gt;</text:span></text:p>
            <text:p text:style-name="P1"><text:span text:style-name="T1"><text:tab/></text:span><text:span text:style-name="T1">&lt;optgroup label="Web"&gt;</text:span></text:p>
            <text:p text:style-name="P1"><text:span text:style-name="T1"><text:tab/></text:span><text:span text:style-name="T1"><text:tab/></text:span><text:span text:style-name="T1">&lt;option value="html4"&gt;HTML 4.01&lt;/option&gt;</text:span></text:p>
            <text:p text:style-name="P1"><text:span text:style-name="T1"><text:tab/></text:span><text:span text:style-name="T1"><text:tab/></text:span><text:span text:style-name="T1">&lt;option value="html5"&gt;HTML 5&lt;/option&gt;</text:span></text:p>
            <text:p text:style-name="P1"><text:span text:style-name="T1"><text:tab/></text:span><text:span text:style-name="T1"><text:tab/></text:span><text:span text:style-name="T1">&lt;option value="css2"&gt;CSS 2.1&lt;/option&gt;</text:span></text:p>
            <text:p text:style-name="P1"><text:span text:style-name="T1"><text:tab/></text:span><text:span text:style-name="T1"><text:tab/></text:span><text:span text:style-name="T1">&lt;option value="css3"&gt;CSS 3&lt;/option&gt;</text:span></text:p>
            <text:p text:style-name="P1"><text:span text:style-name="T1"><text:tab/></text:span><text:span text:style-name="T1">&lt;/optgroup&gt;</text:span></text:p>
            <text:p text:style-name="P1"><text:span text:style-name="T1"><text:tab/></text:span><text:span text:style-name="T1">&lt;optgroup label="Dynamique"&gt;</text:span></text:p>
            <text:p text:style-name="P1"><text:span text:style-name="T1"><text:tab/></text:span><text:span text:style-name="T1"><text:tab/></text:span><text:span text:style-name="T1">&lt;option value="ruby"&gt;Ruby&lt;/option&gt;</text:span></text:p>
            <text:p text:style-name="P1"><text:span text:style-name="T1"><text:tab/></text:span><text:span text:style-name="T1"><text:tab/></text:span><text:span text:style-name="T1">&lt;option value="groovy"&gt;Groovy&lt;/option&gt;</text:span></text:p>
            <text:p text:style-name="P1"><text:span text:style-name="T1"><text:tab/></text:span><text:span text:style-name="T1">&lt;/optgroup&gt;</text:span></text:p>
            <text:p text:style-name="P1"><text:span text:style-name="T1">&lt;/selec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os" presentation:presentation-page-layout-name="AL2T0" presentation:use-footer-name="ftr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Liste déroulante avec contenu réutilisable</text:p>
            <text:p text:style-name="P2"/>
            <text:p text:style-name="P2"><text:span text:style-name="T1">&lt;input list="progweb"&gt;</text:span></text:p>
            <text:p text:style-name="P2"><text:span text:style-name="T1"/></text:p>
            <text:p text:style-name="P2"><text:span text:style-name="T1">&lt;datalist id="progweb"&gt;</text:span></text:p>
            <text:p text:style-name="P2"><text:span text:style-name="T1"><text:tab/></text:span><text:span text:style-name="T1">&lt;option value="PHP"&gt;</text:span></text:p>
            <text:p text:style-name="P2"><text:span text:style-name="T1"><text:tab/></text:span><text:span text:style-name="T1">&lt;option value="Perl"&gt;</text:span></text:p>
            <text:p text:style-name="P2"><text:span text:style-name="T1"><text:tab/></text:span><text:span text:style-name="T1">&lt;option value="Python"&gt;</text:span></text:p>
            <text:p text:style-name="P2"><text:span text:style-name="T1">&lt;/datalis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Label (étiquette)</text:p>
            <text:p text:style-name="P1"><text:tab/>Texte associé à un champ</text:p>
            <text:p text:style-name="P1"><text:tab/>Cliquer sur le label active le champ </text:p>
            <text:p text:style-name="P1"><text:tab/>associé</text:p>
            <text:p text:style-name="P1"><text:tab/>L'association est faite avec l'attribut for</text:p>
            <text:p text:style-name="P1"/>
            <text:p text:style-name="P1"><text:span text:style-name="T1">&lt;label for="nom"&gt;Nom :&lt;/label&gt;</text:span></text:p>
            <text:p text:style-name="P1"><text:span text:style-name="T1">&lt;input type="text" id="nom" name="name" size="40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ntrôle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hamp caché</text:p>
            <text:p text:style-name="P1"><text:tab/>hidden</text:p>
            <text:p text:style-name="P1"><text:tab/>Envoyer de l'information au serveur que</text:p>
            <text:p text:style-name="P1"><text:tab/>l'utilisateur n'a pas besoin de voir ou de </text:p>
            <text:p text:style-name="P1"><text:tab/>connaître</text:p>
            <text:p text:style-name="P1"/>
            <text:p text:style-name="P1"><text:span text:style-name="T1">&lt;input type="hidden" name="rating" value="good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os" presentation:presentation-page-layout-name="AL2T0" presentation:use-footer-name="ftr2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Contrôles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<text:span text:style-name="T2">Les nouveaux types d'élément input :</text:span></text:p>
            <text:p text:style-name="P2"><text:span text:style-name="T2">Plusieurs ne sont supportés que par Opera</text:span></text:p>
            <text:p text:style-name="P2"><text:span text:style-name="T2"/></text:p>
            <text:p text:style-name="P2"><text:span text:style-name="T1">color</text:span></text:p>
            <text:p text:style-name="P2"><text:span text:style-name="T1">date</text:span></text:p>
            <text:p text:style-name="P2"><text:span text:style-name="T1">datetime</text:span></text:p>
            <text:p text:style-name="P2"><text:span text:style-name="T1">datetime-local</text:span></text:p>
            <text:p text:style-name="P2"><text:span text:style-name="T1">email</text:span></text:p>
            <text:p text:style-name="P2"><text:span text:style-name="T1">month</text:span></text:p>
            <text:p text:style-name="P2"><text:span text:style-name="T1">number</text:span></text:p>
            <text:p text:style-name="P2"><text:span text:style-name="T1">range</text:span></text:p>
            <text:p text:style-name="P2"><text:span text:style-name="T1">search</text:span></text:p>
            <text:p text:style-name="P2"><text:span text:style-name="T1">tel</text:span></text:p>
            <text:p text:style-name="P2"><text:span text:style-name="T1">time</text:span></text:p>
            <text:p text:style-name="P2"><text:span text:style-name="T1">url</text:span></text:p>
            <text:p text:style-name="P2"><text:span text:style-name="T1">wee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onctionnalité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ertains contrôles peuvent être en lecture seule</text:p>
            <text:p text:style-name="P1"><text:tab/>Attribut readonly</text:p>
            <text:p text:style-name="P1"/>
            <text:p text:style-name="P1"><text:span text:style-name="T1">&lt;textarea cols="60" rows="5" readonly="readonly"&gt;Celui-ci est en lecture seule.&lt;/textare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os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onctionnalités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contrôles peuvent être désactivés</text:p>
            <text:p text:style-name="P1"><text:tab/>Attribut disabled</text:p>
            <text:p text:style-name="P1"/>
            <text:p text:style-name="P1"><text:span text:style-name="T1">&lt;button type="button" value="off" disabled="disabled"&gt;Désactivé&lt;/butt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ormulair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formulaire HTML permet d'envoyer les valeurs des différents contrôles au serveur web de façon automatique</text:p>
            <text:p text:style-name="P1"/>
            <text:p text:style-name="P1">On crée un formulaire avec la balise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Formulaire</text:p>
          </draw:text-box>
        </draw:frame>
        <draw:frame presentation:style-name="pr6" draw:layer="layout" svg:width="25.199cm" svg:height="15.619cm" svg:x="1.4cm" svg:y="4.034cm" presentation:class="subtitle" presentation:user-transformed="true">
          <draw:text-box>
            <text:p text:style-name="P1">On place les contrôles à l'intérieur du formulaire</text:p>
            <text:p text:style-name="P1"/>
            <text:p text:style-name="P1"><text:span text:style-name="T3">&lt;form action="get_address.php" method="get"&gt;</text:span></text:p>
            <text:p text:style-name="P1"><text:span text:style-name="T3"><text:tab/></text:span><text:span text:style-name="T3">&lt;div&gt;</text:span></text:p>
            <text:p text:style-name="P1"><text:span text:style-name="T3"><text:tab/></text:span><text:span text:style-name="T3"><text:tab/></text:span><text:span text:style-name="T3">&lt;p&gt;Entrez votre adresse&lt;/p&gt;</text:span></text:p>
            <text:p text:style-name="P1"><text:span text:style-name="T3"><text:tab/></text:span><text:span text:style-name="T3"><text:tab/></text:span><text:span text:style-name="T3">&lt;label for="adresse"&gt;Adresse : &lt;/label&gt; </text:span></text:p>
            <text:p text:style-name="P1"><text:span text:style-name="T3"><text:tab/></text:span><text:span text:style-name="T3"><text:tab/></text:span><text:span text:style-name="T3">&lt;input type="text" id="adresse" name="adresse" size="50"&gt;&lt;br&gt; </text:span></text:p>
            <text:p text:style-name="P1"><text:span text:style-name="T3"><text:tab/></text:span><text:span text:style-name="T3"><text:tab/></text:span><text:span text:style-name="T3">&lt;label for="ville"&gt;Ville : &lt;/label&gt; </text:span></text:p>
            <text:p text:style-name="P1"><text:span text:style-name="T3"><text:tab/></text:span><text:span text:style-name="T3"><text:tab/></text:span><text:span text:style-name="T3">&lt;input type="text" id="ville" name="ville" size="35"&gt;&lt;br&gt; </text:span></text:p>
            <text:p text:style-name="P1"><text:span text:style-name="T3"><text:tab/></text:span><text:span text:style-name="T3"><text:tab/></text:span><text:span text:style-name="T3">&lt;label for="province"&gt;Province : &lt;/label&gt; </text:span></text:p>
            <text:p text:style-name="P1"><text:span text:style-name="T3"><text:tab/></text:span><text:span text:style-name="T3"><text:tab/></text:span><text:span text:style-name="T3">&lt;select id="province" name="province"&gt;</text:span></text:p>
            <text:p text:style-name="P1"><text:span text:style-name="T3"><text:tab/></text:span><text:span text:style-name="T3"><text:tab/></text:span><text:span text:style-name="T3"><text:tab/></text:span><text:span text:style-name="T3">&lt;option value="qc"&gt;Québec&lt;/option&gt;</text:span></text:p>
            <text:p text:style-name="P1"><text:span text:style-name="T3"><text:tab/></text:span><text:span text:style-name="T3"><text:tab/></text:span><text:span text:style-name="T3"><text:tab/></text:span><text:span text:style-name="T3">&lt;option value="on"&gt;Ontario&lt;/option&gt;</text:span></text:p>
            <text:p text:style-name="P1"><text:span text:style-name="T3"><text:tab/></text:span><text:span text:style-name="T3"><text:tab/></text:span><text:span text:style-name="T3">&lt;/select&gt;&lt;br&gt;</text:span></text:p>
            <text:p text:style-name="P1"><text:span text:style-name="T3"><text:tab/></text:span><text:span text:style-name="T3"><text:tab/></text:span><text:span text:style-name="T3">&lt;label for="cp"&gt;Code postal : &lt;/label&gt;</text:span></text:p>
            <text:p text:style-name="P1"><text:span text:style-name="T3"><text:tab/></text:span><text:span text:style-name="T3"><text:tab/></text:span><text:span text:style-name="T3">&lt;input type="text" size="6" id="cp" name="cp"&gt;&lt;br&gt;</text:span></text:p>
            <text:p text:style-name="P1"><text:span text:style-name="T3"><text:tab/></text:span><text:span text:style-name="T3"><text:tab/></text:span><text:span text:style-name="T3">&lt;button type="reset"&gt;Vider&lt;/button&gt;</text:span></text:p>
            <text:p text:style-name="P1"><text:span text:style-name="T3"><text:tab/></text:span><text:span text:style-name="T3"><text:tab/></text:span><text:span text:style-name="T3">&lt;button type="submit"&gt;Soumettre&lt;/button&gt;</text:span></text:p>
            <text:p text:style-name="P1"><text:span text:style-name="T3"><text:tab/></text:span><text:span text:style-name="T3">&lt;/div&gt;</text:span></text:p>
            <text:p text:style-name="P1"><text:span text:style-name="T3">&lt;/for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ormulair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Si les contrôles ne sont pas dans un formulaire (form), il faut gérer leur contenu et la requête au serveur nous-même (ex. avec Javascript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os" presentation:presentation-page-layout-name="AL2T0" presentation:use-footer-name="ftr1">
        <draw:frame presentation:style-name="pr7" draw:layer="layout" svg:width="25.199cm" svg:height="3.506cm" svg:x="1.4cm" svg:y="0.837cm" presentation:class="title" presentation:user-transformed="true">
          <draw:text-box>
            <text:p text:style-name="P1">Formulaire</text:p>
          </draw:text-box>
        </draw:frame>
        <draw:frame presentation:style-name="pr8" draw:text-style-name="P1" draw:layer="layout" svg:width="25.199cm" svg:height="12.18cm" svg:x="1.4cm" svg:y="4.914cm" presentation:class="subtitle" presentation:user-transformed="true">
          <draw:text-box>
            <text:p text:style-name="P1">Des fois, il est difficile de placer tous les input dans l'élément form, on peut donc les dissocier</text:p>
            <text:p text:style-name="P1"/>
            <text:p text:style-name="P1"><text:span text:style-name="T1">&lt;form action=</text:span><text:span text:style-name="T4">"test.php" method="post" id="principal"&gt;</text:span></text:p>
            <text:p text:style-name="P1"><text:span text:style-name="T4"><text:s text:c="2"/>…</text:span></text:p>
            <text:p text:style-name="P1"><text:span text:style-name="T4">&lt;/form&gt;</text:span></text:p>
            <text:p text:style-name="P1"><text:span text:style-name="T4"/></text:p>
            <text:p text:style-name="P1"><text:span text:style-name="T4">&lt;input type="text" name="prenom" form="principal"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Formulair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orsqu'on soumet un formulaire (bouton submit), le formulaire va construire une URL pour envoyer une requête au serveur web</text:p>
            <text:p text:style-name="P1"/>
            <text:p text:style-name="P1">Les valeurs du formulaire seront ajoutées comme paramètres à l'URL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os" presentation:presentation-page-layout-name="AL2T0" presentation:use-footer-name="ftr1">
        <draw:frame presentation:style-name="pr4" draw:text-style-name="P1" draw:layer="layout" svg:width="25.199cm" svg:height="3.256cm" svg:x="1.4cm" svg:y="0.962cm" presentation:class="title">
          <draw:text-box>
            <text:p text:style-name="P1">Balise form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2 attributs importants</text:p>
            <text:p text:style-name="P1"><text:tab/>action</text:p>
            <text:p text:style-name="P1"><text:tab/>method</text:p>
            <text:p text:style-name="P1"/>
            <text:p text:style-name="P1">action : l'adresse où le formulaire doit envoyer ses 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Balise form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method : deux valeurs possibles</text:p>
            <text:p text:style-name="P1"><text:tab/>get</text:p>
            <text:p text:style-name="P1"><text:tab/>post</text:p>
            <text:p text:style-name="P1"/>
            <text:p text:style-name="P1">Avec get, les paramètres de l'URL seront visibles pour l'utilisateur</text:p>
            <text:p text:style-name="P1"/>
            <text:p text:style-name="P1">Avec post, les paramètres de l'URL ne seront pas visibles pour l'utilis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Balise form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Note : si vous envoyez des données qu'il vaut mieux ne pas montrer à l'utilisateur (ex. mot de passe), utilisez pos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Paramètres de l'UR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Voici comment les paramètres sont encodés dans l'URL :</text:p>
            <text:p text:style-name="P1"/>
            <text:p text:style-name="P1"><text:span text:style-name="T1">http://www.jberger.org/get_address.php?adresse=2685+Bellerose&amp;ville=Longueuil&amp;province=qc&amp;cp=J4L+9R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Paramètres de l'UR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 caractère ? sépare l'adresse des paramètres</text:p>
            <text:p text:style-name="P1"/>
            <text:p text:style-name="P1">Le caractère &amp; sépare chaque paramètre</text:p>
            <text:p text:style-name="P1"/>
            <text:p text:style-name="P1">Les paramètres possèdent un nom et une valeur</text:p>
            <text:p text:style-name="P1"><text:tab/>ville=Longueuil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os" presentation:presentation-page-layout-name="AL2T0" presentation:use-footer-name="ftr1">
        <draw:frame presentation:style-name="pr4" draw:layer="layout" svg:width="25.199cm" svg:height="3.256cm" svg:x="1.4cm" svg:y="0.962cm" presentation:class="title">
          <draw:text-box>
            <text:p text:style-name="P1">Paramètres de l'URL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Les attributs name des contrôles sont les noms des paramètres</text:p>
            <text:p text:style-name="P1"/>
            <text:p text:style-name="P1">Les attributs value des contrôles sont les valeurs des 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os" xlink:href="Pictures/100000000000040000000300A89C4DD9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eos-background" style:family="presentation">
      <style:graphic-properties draw:stroke="none" draw:fill="bitmap" draw:fill-image-name="eos" draw:fill-image-width="100%" draw:fill-image-height="100%"/>
      <style:text-properties style:letter-kerning="true"/>
    </style:style>
    <style:style style:name="e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os-outline1" style:family="presentation">
      <style:graphic-properties draw:stroke="none" draw:fill="none">
        <text:list-style style:name="eos-outline1">
          <text:list-level-style-image text:level="1" xlink:href="Pictures/100002000000000C0000000C889B7B92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outline2" style:family="presentation" style:parent-style-name="eos-outline1">
      <style:paragraph-properties fo:margin-top="0cm" fo:margin-bottom="0.4cm"/>
      <style:text-properties fo:font-size="28pt" style:font-size-asian="28pt" style:font-size-complex="28pt"/>
    </style:style>
    <style:style style:name="eos-outline3" style:family="presentation" style:parent-style-name="eos-outline2">
      <style:paragraph-properties fo:margin-top="0cm" fo:margin-bottom="0.3cm"/>
      <style:text-properties fo:font-size="24pt" style:font-size-asian="24pt" style:font-size-complex="24pt"/>
    </style:style>
    <style:style style:name="eos-outline4" style:family="presentation" style:parent-style-name="eos-outline3">
      <style:paragraph-properties fo:margin-top="0cm" fo:margin-bottom="0.2cm"/>
      <style:text-properties fo:font-size="20pt" style:font-size-asian="20pt" style:font-size-complex="20pt"/>
    </style:style>
    <style:style style:name="eos-outline5" style:family="presentation" style:parent-style-name="eos-outline4">
      <style:paragraph-properties fo:margin-top="0cm" fo:margin-bottom="0.1cm"/>
      <style:text-properties fo:font-size="20pt" style:font-size-asian="20pt" style:font-size-complex="20pt"/>
    </style:style>
    <style:style style:name="eos-outline6" style:family="presentation" style:parent-style-name="eos-outline5">
      <style:paragraph-properties fo:margin-top="0cm" fo:margin-bottom="0.1cm"/>
      <style:text-properties fo:font-size="20pt" style:font-size-asian="20pt" style:font-size-complex="20pt"/>
    </style:style>
    <style:style style:name="eos-outline7" style:family="presentation" style:parent-style-name="eos-outline6">
      <style:paragraph-properties fo:margin-top="0cm" fo:margin-bottom="0.1cm"/>
      <style:text-properties fo:font-size="20pt" style:font-size-asian="20pt" style:font-size-complex="20pt"/>
    </style:style>
    <style:style style:name="eos-outline8" style:family="presentation" style:parent-style-name="eos-outline7">
      <style:paragraph-properties fo:margin-top="0cm" fo:margin-bottom="0.1cm"/>
      <style:text-properties fo:font-size="20pt" style:font-size-asian="20pt" style:font-size-complex="20pt"/>
    </style:style>
    <style:style style:name="eos-outline9" style:family="presentation" style:parent-style-name="eos-outline8">
      <style:paragraph-properties fo:margin-top="0cm" fo:margin-bottom="0.1cm"/>
      <style:text-properties fo:font-size="20pt" style:font-size-asian="20pt" style:font-size-complex="20pt"/>
    </style:style>
    <style:style style:name="eos-subtitle" style:family="presentation">
      <style:graphic-properties draw:stroke="none" draw:fill="none" draw:textarea-vertical-align="middle">
        <text:list-style style:name="e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title" style:family="presentation">
      <style:graphic-properties draw:stroke="none" draw:fill="none" draw:textarea-vertical-align="middle">
        <text:list-style style:name="e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os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os-backgroundobjects">
      <style:graphic-properties draw:stroke="none" draw:fill="none" draw:fill-color="#ffffff" draw:auto-grow-height="false" fo:min-height="1.449cm"/>
    </style:style>
    <style:style style:name="Mpr5" style:family="presentation" style:parent-style-name="eos-backgroundobjects">
      <style:graphic-properties draw:stroke="none" draw:fill="none" draw:fill-color="#ffffff" draw:auto-grow-height="false" fo:min-height="1.485cm"/>
    </style:style>
    <style:style style:name="Mpr6" style:family="presentation" style:parent-style-name="e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eos" style:page-layout-name="PM1" draw:style-name="Mdp2">
      <draw:frame presentation:style-name="eos-title" draw:layer="backgroundobjects" svg:width="25.199cm" svg:height="3.506cm" svg:x="1.4cm" svg:y="0.837cm" presentation:class="title" presentation:placeholder="true">
        <draw:text-box/>
      </draw:frame>
      <draw:frame presentation:style-name="eo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eos-title" draw:layer="backgroundobjects" svg:width="14.848cm" svg:height="11.136cm" svg:x="3.075cm" svg:y="2.257cm" presentation:class="page"/>
        <draw:frame presentation:style-name="eo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8M24S</meta:editing-duration>
    <meta:editing-cycles>66</meta:editing-cycles>
    <meta:generator>LibreOffice/3.6$MacOSX_x86 LibreOffice_project/5b93205-6e6b3fc-7830f6d-c08ad66-1d9bf4</meta:generator>
    <dc:date>2015-01-21T00:57:13</dc:date>
    <meta:document-statistic meta:object-count="163"/>
  </office:meta>
</office:document-meta>
</file>